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332f2" officeooo:paragraph-rsid="001332f2"/>
    </style:style>
    <style:style style:name="T1" style:family="text">
      <style:text-properties officeooo:rsid="00144e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a. 83.1 GB</text:p>
      <text:p text:style-name="P1">b. 5 files</text:p>
      <text:p text:style-name="P1">c. 241.9 GB</text:p>
      <text:p text:style-name="P1">d. Every even year from 1980 to 2020</text:p>
      <text:p text:style-name="P1">e. 5 major cities (los angeles, oakland, pacific grove, san diego, san francisco) and 3 counties (san mateo, <text:span text:style-name="T1">santa clara, santa cruz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7:38:17.630160236</meta:creation-date>
    <dc:date>2019-08-21T17:50:41.887837495</dc:date>
    <meta:editing-duration>PT54S</meta:editing-duration>
    <meta:editing-cycles>1</meta:editing-cycles>
    <meta:document-statistic meta:table-count="0" meta:image-count="0" meta:object-count="0" meta:page-count="1" meta:paragraph-count="5" meta:word-count="39" meta:character-count="201" meta:non-whitespace-character-count="167"/>
    <meta:generator>LibreOffice/5.3.6.1$Linux_X86_64 LibreOffice_project/30$Build-1</meta:generator>
  </office:meta>
</office:document-meta>
</file>